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orläufiger Kostenvoranschlag" table:style-name="ta1"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Produkt</text:p>
          </table:table-cell>
          <table:table-cell office:value-type="string" calcext:value-type="string">
            <text:p>Kost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witch</text:p>
          </table:table-cell>
          <table:table-cell office:value-type="float" office:value="125.9" calcext:value-type="float">
            <text:p>125,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uter</text:p>
          </table:table-cell>
          <table:table-cell office:value-type="float" office:value="267.9" calcext:value-type="float">
            <text:p>267,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WL</text:p>
          </table:table-cell>
          <table:table-cell office:value-type="float" office:value="13.59" calcext:value-type="float">
            <text:p>13,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 Kabel</text:p>
          </table:table-cell>
          <table:table-cell office:value-type="float" office:value="3.95" calcext:value-type="float">
            <text:p>3,95</text:p>
          </table:table-cell>
          <table:table-cell office:value-type="string" calcext:value-type="string">
            <text:p>x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werline Adapter 3x</text:p>
          </table:table-cell>
          <table:table-cell office:value-type="float" office:value="74.9" calcext:value-type="float">
            <text:p>74,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rett</text:p>
          </table:table-cell>
          <table:table-cell office:value-type="float" office:value="5.95" calcext:value-type="float">
            <text:p>5,95</text:p>
          </table:table-cell>
          <table:table-cell office:value-type="string" calcext:value-type="string">
            <text:p>x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eckdosen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x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aspberry</text:p>
          </table:table-cell>
          <table:table-cell office:value-type="float" office:value="114.9" calcext:value-type="float">
            <text:p>114,9</text:p>
          </table:table-cell>
        </table:table-row>
        <table:table-row table:style-name="ro1">
          <table:table-cell table:number-columns-repeated="2"/>
          <table:table-cell table:formula="of:=[.C6]+[.C7]+[.C8]+([.C9] * 11)+[.C10]+([.C11]*2)+([.C12]*6)" office:value-type="float" office:value="639.58" calcext:value-type="float">
            <text:p>639,58</text:p>
          </table:table-cell>
          <table:table-cell table:number-columns-repeated="2"/>
          <table:table-cell table:formula="of:=[.C14]+[.F13]" office:value-type="float" office:value="754.48" calcext:value-type="float">
            <text:p>754,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3T15:02:45.920000000</meta:creation-date>
    <dc:date>2021-02-13T15:19:32.443000000</dc:date>
    <meta:editing-duration>PT6M36S</meta:editing-duration>
    <meta:editing-cycles>2</meta:editing-cycles>
    <meta:generator>LibreOffice/7.1.0.3$Windows_x86 LibreOffice_project/f6099ecf3d29644b5008cc8f48f42f4a40986e4c</meta:generator>
    <meta:document-statistic meta:table-count="1" meta:cell-count="23" meta:object-count="0"/>
  </office:meta>
</office:document-meta>
</file>